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o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apacity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S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S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S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M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W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string" calcext:value-type="string">
            <text:p>W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C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C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C</text:p>
          </table:table-cell>
          <table:table-cell office:value-type="float" office:value="600" calcext:value-type="float">
            <text:p>600</text:p>
          </table:table-cell>
        </table:table-row>
      </table:table>
      <table:table table:name="arcs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src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W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W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W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W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W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W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W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W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W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C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C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C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C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C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C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C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C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string" calcext:value-type="string">
            <text:p>C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string" calcext:value-type="string">
            <text:p>C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string" calcext:value-type="string">
            <text:p>C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string" calcext:value-type="string">
            <text:p>C4</text:p>
          </table:table-cell>
          <table:table-cell office:value-type="float" office:value="6" calcext:value-type="float">
            <text:p>6</text:p>
          </table:table-cell>
        </table:table-row>
      </table:table>
      <table:table table:name="demand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ustomer</text:p>
          </table:table-cell>
          <table:table-cell office:value-type="string" calcext:value-type="string">
            <text:p>demand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500" calcext:value-type="float">
            <text:p>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9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1-19T21:47:56.887780600</dc:date>
    <meta:editing-duration>PT2M32S</meta:editing-duration>
    <meta:editing-cycles>1</meta:editing-cycles>
    <meta:document-statistic meta:table-count="3" meta:cell-count="145" meta:object-count="0"/>
    <meta:generator>LibreOffice/25.8.2.2$Windows_X86_64 LibreOffice_project/d401f2107ccab8f924a8e2df40f573aab7605b6f</meta:generator>
  </office:meta>
</office:document-meta>
</file>